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2000000BF2EF44745271E3107.png" manifest:media-type="image/png"/>
  <manifest:file-entry manifest:full-path="Pictures/100000000000013C000000CDCD94A82D64ECA31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36cm" svg:height="5.423cm" svg:x="1.53cm" svg:y="8.594cm">
          <draw:image xlink:href="Pictures/100000000000013C000000CDCD94A82D64ECA318.png" xlink:type="simple" xlink:show="embed" xlink:actuate="onLoad" draw:mime-type="image/png">
            <text:p/>
          </draw:image>
        </draw:frame>
        <draw:frame draw:style-name="gr1" draw:text-style-name="P1" draw:layer="layout" svg:width="14.022cm" svg:height="5.053cm" svg:x="9.439cm" svg:y="8.813cm">
          <draw:image xlink:href="Pictures/1000000000000212000000BF2EF44745271E310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5-04T22:39:29.038000000</dc:date>
    <meta:editing-duration>PT1M26S</meta:editing-duration>
    <meta:editing-cycles>1</meta:editing-cycles>
    <meta:generator>LibreOffice/7.3.2.2$Windows_X86_64 LibreOffice_project/49f2b1bff42cfccbd8f788c8dc32c1c309559be0</meta:generator>
    <meta:document-statistic meta:object-count="2"/>
  </office:meta>
</office:document-meta>
</file>